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3cm" draw:marker-end-width="0.33cm" draw:fill-color="#dddddd" draw:fill-image-width="0cm" draw:fill-image-height="0cm" draw:textarea-horizontal-align="justify" draw:textarea-vertical-align="middle" draw:auto-grow-height="false" fo:min-height="1.71cm" fo:min-width="0.86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33cm" draw:marker-end-width="0.33cm" draw:fill-color="#dddddd" draw:fill-image-width="0cm" draw:fill-image-height="0cm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33cm" draw:marker-end-width="0.33cm" draw:fill-color="#ffffff" draw:opacity="0%" draw:fill-image-width="0cm" draw:fill-image-height="0cm" draw:textarea-horizontal-align="justify" draw:textarea-vertical-align="middle" draw:auto-grow-height="false" fo:min-height="0.206cm" fo:min-width="0cm" fo:padding-top="0.145cm" fo:padding-bottom="0.145cm" fo:padding-left="0.27cm" fo:padding-right="0.27cm" draw:shadow-opacity="0%"/>
    </style:style>
    <style:style style:name="gr4" style:family="graphic" style:parent-style-name="standard">
      <style:graphic-properties svg:stroke-color="#000000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4cm" svg:stroke-color="#000000" draw:marker-start-width="0.33cm" draw:marker-end-width="0.33cm" draw:fill-color="#ffffff" draw:fill-image-width="0cm" draw:fill-image-height="0cm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marker-start-width="0.33cm" draw:marker-end-width="0.33cm" draw:fill-color="#ffffff" draw:fill-image-width="0cm" draw:fill-image-height="0cm" draw:textarea-horizontal-align="justify" draw:textarea-vertical-align="middle" draw:auto-grow-height="false" fo:min-height="0.21cm" fo:min-width="0.06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4cm" svg:stroke-color="#000000" draw:marker-start-width="0.34cm" draw:marker-end-width="0.34cm" draw:fill="none" draw:fill-color="#ffffff" draw:fill-image-width="0cm" draw:fill-image-height="0cm" draw:textarea-vertical-align="middle" fo:padding-top="0.145cm" fo:padding-bottom="0.145cm" fo:padding-left="0.27cm" fo:padding-right="0.27cm"/>
    </style:style>
    <style:style style:name="gr8" style:family="graphic" style:parent-style-name="objectwithoutfill">
      <style:graphic-properties svg:stroke-width="0.04cm" svg:stroke-color="#000000" draw:marker-start-width="0.33cm" draw:marker-end-width="0.33cm" draw:fill="none" draw:fill-color="#ffffff" draw:fill-image-width="0cm" draw:fill-image-height="0cm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1cm" svg:stroke-color="#000000" draw:marker-start-width="0.515cm" draw:marker-end-width="0.515cm" draw:fill="none" draw:fill-color="#ffffff" draw:fill-image-width="0cm" draw:fill-image-height="0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-color="#ffffff" draw:opacity="0%" draw:fill-image-width="0cm" draw:fill-image-height="0cm" draw:textarea-horizontal-align="justify" draw:textarea-vertical-align="middle" draw:auto-grow-height="false" fo:min-height="2.15cm" fo:min-width="10.5cm" draw:shadow-opacity="0%"/>
    </style:style>
    <style:style style:name="P1" style:family="paragraph">
      <loext:graphic-properties draw:fill-color="#dddddd" draw:fill-image-width="0cm" draw:fill-image-height="0cm"/>
      <style:paragraph-properties fo:text-align="center"/>
    </style:style>
    <style:style style:name="P2" style:family="paragraph">
      <loext:graphic-properties draw:fill-color="#ffffff" draw:opacity="0%" draw:fill-image-width="0cm" draw:fill-image-height="0cm"/>
      <style:paragraph-properties fo:text-align="center"/>
    </style:style>
    <style:style style:name="P3" style:family="paragraph">
      <loext:graphic-properties draw:fill-color="#000000" draw:fill-image-width="0cm" draw:fill-image-height="0cm"/>
      <style:paragraph-properties fo:text-align="center"/>
    </style:style>
    <style:style style:name="P4" style:family="paragraph">
      <loext:graphic-properties draw:fill-color="#ffffff" draw:fill-image-width="0cm" draw:fill-image-height="0cm"/>
      <style:paragraph-properties fo:text-align="center"/>
    </style:style>
    <style:style style:name="P5" style:family="paragraph">
      <loext:graphic-properties draw:fill="none" draw:fill-color="#ffffff" draw:fill-image-width="0cm" draw:fill-image-height="0cm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cm" svg:x="4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10.8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7cm" svg:height="0.7cm" svg:x="11.599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cm" svg:height="0.7cm" svg:x="11.6cm" svg:y="3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0.2cm" svg:height="0.2cm" svg:x="11.85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4" draw:layer="layout" svg:width="0.6cm" svg:height="0.5cm" draw:transform="rotate (1.5707963267949) translate (4.7cm 3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2cm" svg:height="0.2cm" draw:transform="rotate (1.5707963267949) translate (4.5cm 3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0.6cm" svg:height="0.5cm" draw:transform="rotate (1.5707963267949) translate (4.501cm 4.699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2cm" svg:height="0.2cm" draw:transform="rotate (1.5707963267949) translate (5.001cm 4.49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6" draw:text-style-name="P4" draw:layer="layout" svg:width="0.6cm" svg:height="0.5cm" draw:transform="rotate (1.5707963267949) translate (13.7cm 3.9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2cm" svg:height="0.2cm" draw:transform="rotate (1.5707963267949) translate (14.2cm 3.7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polyline draw:style-name="gr7" draw:text-style-name="P5" draw:layer="layout" svg:width="0.999cm" svg:height="0.399cm" draw:transform="rotate (-1.5707963267949) translate (7.1cm 3cm)" svg:viewBox="0 0 1000 400" draw:points="0,200 100,200 200,0 300,400 500,0 600,400 700,200 1000,200">
          <text:p/>
        </draw:polyline>
        <draw:line draw:style-name="gr8" draw:text-style-name="P5" draw:layer="layout" svg:x1="6.6cm" svg:y1="3cm" svg:x2="7.2cm" svg:y2="3cm">
          <text:p/>
        </draw:line>
        <draw:polyline draw:style-name="gr8" draw:text-style-name="P5" draw:layer="layout" svg:width="0.199cm" svg:height="0.799cm" svg:x="5.2cm" svg:y="3.6cm" svg:viewBox="0 0 200 800" draw:points="0,0 200,0 200,800 0,800">
          <text:p/>
        </draw:polyline>
        <draw:custom-shape draw:style-name="gr4" draw:text-style-name="P3" draw:layer="layout" svg:width="0.2cm" svg:height="0.2cm" svg:x="5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6.8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5" draw:layer="layout" svg:width="7.799cm" svg:height="0.899cm" svg:x="5.4cm" svg:y="3.2cm" svg:viewBox="0 0 7800 900" draw:points="0,800 5900,800 5900,0 7400,0 7400,900 7800,900">
          <text:p/>
        </draw:polyline>
        <draw:g>
          <draw:line draw:style-name="gr9" draw:text-style-name="P5" draw:layer="layout" svg:x1="13.2cm" svg:y1="4cm" svg:x2="13.2cm" svg:y2="4.8cm">
            <text:p/>
          </draw:line>
          <draw:line draw:style-name="gr8" draw:text-style-name="P5" draw:layer="layout" svg:x1="13.4cm" svg:y1="4.1cm" svg:x2="13.4cm" svg:y2="4.7cm">
            <text:p/>
          </draw:line>
        </draw:g>
        <draw:line draw:style-name="gr8" draw:text-style-name="P5" draw:layer="layout" svg:x1="11.952cm" svg:y1="3.4cm" svg:x2="11.952cm" svg:y2="3.2cm">
          <text:p/>
        </draw:line>
        <draw:polyline draw:style-name="gr8" draw:text-style-name="P5" draw:layer="layout" svg:width="0.199cm" svg:height="1.199cm" draw:transform="rotate (-1.5707963267949) translate (13.2cm 4.5cm)" svg:viewBox="0 0 200 1200" draw:points="0,1200 200,1200 200,0">
          <text:p/>
        </draw:polyline>
        <draw:line draw:style-name="gr8" draw:text-style-name="P5" draw:layer="layout" svg:x1="13.4cm" svg:y1="4.4cm" svg:x2="14.4cm" svg:y2="4.4cm">
          <text:p/>
        </draw:line>
        <draw:line draw:style-name="gr8" draw:text-style-name="P5" draw:layer="layout" svg:x1="12.801cm" svg:y1="3.6cm" svg:x2="13.7cm" svg:y2="3.6cm">
          <text:p/>
        </draw:line>
        <draw:custom-shape draw:style-name="gr4" draw:text-style-name="P3" draw:layer="layout" svg:width="0.2cm" svg:height="0.2cm" svg:x="12.7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1cm" svg:height="2.4cm" svg:x="4cm" svg:y="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9:54:32.051654156</meta:creation-date>
    <dc:date>2016-04-07T10:27:56.704880090</dc:date>
    <meta:editing-duration>PT17M52S</meta:editing-duration>
    <meta:editing-cycles>2</meta:editing-cycles>
    <meta:generator>LibreOffice/5.0.5.2$Linux_X86_64 LibreOffice_project/00m0$Build-2</meta:generator>
    <meta:document-statistic meta:object-count="30"/>
  </office:meta>
</office:document-meta>
</file>